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91032878068453601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7407028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400411" text:continue-numbering="true" text:style-name="L1">
        <text:list-item>
          <text:list>
            <text:list-header>
              <text:p text:style-name="P3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409382" text:continue-numbering="true" text:style-name="L1">
        <text:list-item>
          <text:list>
            <text:list-header>
              <text:p text:style-name="P3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205475336356103413" text:style-name="L2">
        <text:list-item>
          <text:list>
            <text:list-item>
              <text:p text:style-name="P40">miles in the last week</text:p>
              <text:p text:style-name="P4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467688668121289769" text:style-name="L3">
        <text:list-item>
          <text:p text:style-name="P41">Warm up with a mile at about 9:00 – 9:30/mile pace and rest a few minutes.</text:p>
        </text:list-item>
        <text:list-item>
          <text:p text:style-name="P41">Start running at about 8:35/mile pace and then adjust pace so that HR is </text:p>
          <text:list>
            <text:list-header>
              <text:p text:style-name="P41"><text:s text:c="10"/>HR0 = 142 +/- 1 bpm.</text:p>
            </text:list-header>
          </text:list>
        </text:list-item>
        <text:list-item>
          <text:p text:style-name="P41">Use a watch to record mile splits and stop running when the split exceeds <text:tab/>Tmax = 8:45</text:p>
        </text:list-item>
        <text:list-item>
          <text:p text:style-name="P41">The more miles I am able to run without reaching 8:45/mile, <text:s/>the better my <text:tab/>fitness.</text:p>
          <text:p text:style-name="P41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458548986411680138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876321486009707418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798022375831643931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6180124742040395149" text:style-name="L7">
        <text:list-item>
          <text:list>
            <text:list-header>
              <text:p text:style-name="P47">1.5 miles on a treadmill averaging about 8:45/mile and rest about 4 minutes</text:p>
              <text:p text:style-name="P42">Run:<text:span text:style-name="T3"> 0.15 mile lead into a 1mile run in 7:13, ¼ mile splits: 1:50, 1:50, 1:48, 1:45</text:span></text:p>
              <text:p text:style-name="P47">I ran the last 0.2 miles under 7:00/mile pace. Pulse at the end of run: 158 bpm</text:p>
              <text:p text:style-name="P42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3"><text:soft-page-break/>Sat Feb 16, 2019 <text:span text:style-name="T2">5.25 miles </text:span><text:s/></text:p>
      <text:p text:style-name="P4">Warmup: <text:span text:style-name="T3">0.5 miles to the Wise Center and a few minute rest</text:span></text:p>
      <text:list xml:id="list805329706234440388" text:style-name="L8">
        <text:list-item>
          <text:list>
            <text:list-header>
              <text:p text:style-name="P48">1.5 miles on a treadmill averaging 9:00/mile</text:p>
              <text:p text:style-name="P43">Run:<text:span text:style-name="T3"> 5 x ½ mile on a treadmill with ¼ mile jogs before each run </text:span></text:p>
              <text:p text:style-name="P48">Times and pulses at the end of each run:</text:p>
            </text:list-header>
          </text:list>
        </text:list-item>
      </text:list>
      <text:p text:style-name="P3">4:00 (147), 3:56.8 (153), 3:53.8 (158), 3:50.8 (160), 3:45 (163)</text:p>
      <text:p text:style-name="P3">The ¼ mile jogs took about 3 minutes.</text:p>
      <text:p text:style-name="P4">Warm down:<text:span text:style-name="T3"> <text:s/>¼ mile jog</text:span></text:p>
      <text:p text:style-name="P4"><text:span text:style-name="T3"/></text:p>
      <text:p text:style-name="P4"><text:span text:style-name="T3">Sun Feb 17, 2019 </text:span>5.05 miles<text:span text:style-name="T3"> <text:s text:c="2"/></text:span></text:p>
      <text:p text:style-name="P4">Warmup:<text:span text:style-name="T3"> <text:s/>½ mile to the Wise Center and rest a few minutes</text:span></text:p>
      <text:p text:style-name="P4">Run on the indoor track:<text:span text:style-name="T3"> <text:s/>2 miles, Splits: 9:36, 9:07 and rest 6 minutes</text:span></text:p>
      <text:p text:style-name="P4">Run on a treadmill:<text:span text:style-name="T3"> a 0.05 jog lead into a 2 mile run, Splits: 8:49, 7:55</text:span></text:p>
      <text:p text:style-name="P4"><text:span text:style-name="T3">I started the second mile running at 8:08/mile and ended at 7:24/mile. </text:span></text:p>
      <text:p text:style-name="P4"><text:span text:style-name="T3">My pulse rose to 157 bpm.</text:span></text:p>
      <text:p text:style-name="P4">Warm down:<text:span text:style-name="T3"> ½ mile at about 10:00/mile</text:span></text:p>
      <text:p text:style-name="P4"><text:span text:style-name="T3"><text:s/>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7T17:19:18.68</dc:date>
    <dc:creator>James  Lombardi</dc:creator>
    <meta:editing-duration>P7DT14H45M16S</meta:editing-duration>
    <meta:editing-cycles>675</meta:editing-cycles>
    <meta:generator>OpenOffice/4.1.2$Win32 OpenOffice.org_project/412m3$Build-9782</meta:generator>
    <meta:document-statistic meta:table-count="0" meta:image-count="0" meta:object-count="0" meta:page-count="20" meta:paragraph-count="532" meta:word-count="6809" meta:character-count="33939"/>
  </office:meta>
</office:document-meta>
</file>